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empsdecalcul" style:family="table">
      <style:table-properties style:width="17cm" table:align="margins"/>
    </style:style>
    <style:style style:name="Tempsdecalcul.A" style:family="table-column">
      <style:table-column-properties style:column-width="5.667cm" style:rel-column-width="21845*"/>
    </style:style>
    <style:style style:name="Tempsdecalcul.A1" style:family="table-cell">
      <style:table-cell-properties fo:padding="0.097cm" fo:border-left="0.05pt solid #000000" fo:border-right="none" fo:border-top="0.05pt solid #000000" fo:border-bottom="0.05pt solid #000000"/>
    </style:style>
    <style:style style:name="Tempsdecalcul.C1" style:family="table-cell">
      <style:table-cell-properties fo:padding="0.097cm" fo:border="0.05pt solid #000000"/>
    </style:style>
    <style:style style:name="Tempsdecalcul.A2" style:family="table-cell">
      <style:table-cell-properties fo:padding="0.097cm" fo:border-left="0.05pt solid #000000" fo:border-right="none" fo:border-top="none" fo:border-bottom="0.05pt solid #000000"/>
    </style:style>
    <style:style style:name="Tempsdecalcul.C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fo:font-size="14pt" fo:font-style="normal" fo:font-weight="bold" officeooo:rsid="0014237a" officeooo:paragraph-rsid="0014237a" style:font-size-asian="12.25pt" style:font-style-asian="normal" style:font-weight-asian="bold" style:font-size-complex="14pt" style:font-style-complex="normal" style:font-weight-complex="bold"/>
    </style:style>
    <style:style style:name="P2" style:family="paragraph" style:parent-style-name="Preformatted_20_Text">
      <style:paragraph-properties fo:text-align="center" style:justify-single-word="false"/>
      <style:text-properties fo:font-size="14pt" fo:font-style="normal" fo:font-weight="bold" officeooo:rsid="00160974" officeooo:paragraph-rsid="0014237a" style:font-size-asian="12.25pt" style:font-style-asian="normal" style:font-weight-asian="bold" style:font-size-complex="14pt" style:font-style-complex="normal" style:font-weight-complex="bold"/>
    </style:style>
    <style:style style:name="P3" style:family="paragraph" style:parent-style-name="Preformatted_20_Text">
      <style:paragraph-properties fo:text-align="start" style:justify-single-word="false"/>
      <style:text-properties fo:font-size="14pt" fo:font-style="normal" fo:font-weight="bold" officeooo:rsid="001e16fa" officeooo:paragraph-rsid="001e16fa" style:font-size-asian="12.25pt" style:font-style-asian="normal" style:font-weight-asian="bold" style:font-size-complex="14pt" style:font-style-complex="normal" style:font-weight-complex="bold"/>
    </style:style>
    <style:style style:name="P4" style:family="paragraph" style:parent-style-name="Preformatted_20_Text">
      <style:paragraph-properties fo:text-align="start" style:justify-single-word="false"/>
      <style:text-properties fo:font-size="12pt" fo:font-style="normal" fo:font-weight="bold" officeooo:rsid="00160974" officeooo:paragraph-rsid="00160974" style:font-size-asian="10.5pt" style:font-style-asian="normal" style:font-weight-asian="bold" style:font-size-complex="12pt" style:font-style-complex="normal" style:font-weight-complex="bold"/>
    </style:style>
    <style:style style:name="P5" style:family="paragraph" style:parent-style-name="Preformatted_20_Text">
      <style:paragraph-properties fo:text-align="start" style:justify-single-word="false"/>
      <style:text-properties fo:font-size="12pt" fo:font-style="normal" fo:font-weight="bold" officeooo:rsid="001a5093" officeooo:paragraph-rsid="001a5093" style:font-size-asian="10.5pt" style:font-style-asian="normal" style:font-weight-asian="bold" style:font-size-complex="12pt" style:font-style-complex="normal" style:font-weight-complex="bold"/>
    </style:style>
    <style:style style:name="P6" style:family="paragraph" style:parent-style-name="Preformatted_20_Text">
      <style:paragraph-properties fo:text-align="start" style:justify-single-word="false"/>
      <style:text-properties fo:font-size="12pt" fo:font-style="normal" fo:font-weight="bold" officeooo:rsid="001bf0db" officeooo:paragraph-rsid="001bf0db" style:font-size-asian="10.5pt" style:font-style-asian="normal" style:font-weight-asian="bold" style:font-size-complex="12pt" style:font-style-complex="normal" style:font-weight-complex="bold"/>
    </style:style>
    <style:style style:name="P7" style:family="paragraph" style:parent-style-name="Preformatted_20_Text">
      <style:paragraph-properties fo:text-align="end" style:justify-single-word="false"/>
      <style:text-properties fo:font-size="12pt" fo:font-style="normal" fo:font-weight="normal" officeooo:rsid="0015f18b" officeooo:paragraph-rsid="0015f18b" style:font-size-asian="10.5pt" style:font-style-asian="normal" style:font-weight-asian="normal" style:font-size-complex="12pt" style:font-style-complex="normal" style:font-weight-complex="normal"/>
    </style:style>
    <style:style style:name="P8" style:family="paragraph" style:parent-style-name="Preformatted_20_Text">
      <style:paragraph-properties fo:text-align="start" style:justify-single-word="false"/>
      <style:text-properties fo:font-size="12pt" fo:font-style="normal" fo:font-weight="normal" officeooo:rsid="00160974" officeooo:paragraph-rsid="00160974" style:font-size-asian="10.5pt" style:font-style-asian="normal" style:font-weight-asian="normal" style:font-size-complex="12pt" style:font-style-complex="normal" style:font-weight-complex="normal"/>
    </style:style>
    <style:style style:name="P9" style:family="paragraph" style:parent-style-name="Preformatted_20_Text">
      <style:paragraph-properties fo:text-align="start" style:justify-single-word="false"/>
      <style:text-properties fo:font-size="12pt" fo:font-style="normal" fo:font-weight="normal" officeooo:rsid="0018a522" officeooo:paragraph-rsid="0018a522" style:font-size-asian="10.5pt" style:font-style-asian="normal" style:font-weight-asian="normal" style:font-size-complex="12pt" style:font-style-complex="normal" style:font-weight-complex="normal"/>
    </style:style>
    <style:style style:name="P10" style:family="paragraph" style:parent-style-name="Preformatted_20_Text">
      <style:paragraph-properties fo:text-align="start" style:justify-single-word="false"/>
      <style:text-properties fo:font-size="12pt" fo:font-style="normal" fo:font-weight="normal" officeooo:rsid="001d884f" officeooo:paragraph-rsid="001d884f" style:font-size-asian="10.5pt" style:font-style-asian="normal" style:font-weight-asian="normal" style:font-size-complex="12pt" style:font-style-complex="normal" style:font-weight-complex="normal"/>
    </style:style>
    <style:style style:name="P11" style:family="paragraph" style:parent-style-name="Preformatted_20_Text">
      <style:paragraph-properties fo:text-align="start" style:justify-single-word="false"/>
      <style:text-properties fo:font-size="12pt" fo:font-style="normal" fo:font-weight="normal" officeooo:rsid="001e16fa" officeooo:paragraph-rsid="001e16fa" style:font-size-asian="10.5pt" style:font-style-asian="normal" style:font-weight-asian="normal" style:font-size-complex="12pt" style:font-style-complex="normal" style:font-weight-complex="normal"/>
    </style:style>
    <style:style style:name="P12" style:family="paragraph" style:parent-style-name="Preformatted_20_Text">
      <style:paragraph-properties fo:text-align="start" style:justify-single-word="false"/>
      <style:text-properties fo:font-size="12pt" fo:font-style="normal" fo:font-weight="normal" officeooo:rsid="001fc703" officeooo:paragraph-rsid="001fc703" style:font-size-asian="10.5pt" style:font-style-asian="normal" style:font-weight-asian="normal" style:font-size-complex="12pt" style:font-style-complex="normal" style:font-weight-complex="normal"/>
    </style:style>
    <style:style style:name="P13" style:family="paragraph" style:parent-style-name="Table_20_Contents">
      <style:paragraph-properties fo:text-align="start" style:justify-single-word="false"/>
      <style:text-properties style:font-name="Liberation Mono" fo:font-size="12pt" style:font-name-asian="Nimbus Mono L" style:font-size-asian="10.5pt" style:font-name-complex="Liberation Mono" style:font-size-complex="12pt"/>
    </style:style>
    <style:style style:name="P14" style:family="paragraph" style:parent-style-name="Table_20_Contents">
      <style:paragraph-properties fo:text-align="start" style:justify-single-word="false"/>
      <style:text-properties style:font-name="Liberation Mono" fo:font-size="12pt" officeooo:rsid="00176741" officeooo:paragraph-rsid="00176741" style:font-name-asian="Nimbus Mono L" style:font-size-asian="10.5pt" style:font-name-complex="Liberation Mono" style:font-size-complex="12pt"/>
    </style:style>
    <style:style style:name="P15" style:family="paragraph" style:parent-style-name="Table_20_Contents">
      <style:paragraph-properties fo:text-align="start" style:justify-single-word="false"/>
      <style:text-properties style:font-name="Liberation Mono" fo:font-size="12pt" officeooo:rsid="001a5093" officeooo:paragraph-rsid="001a5093" style:font-name-asian="Nimbus Mono L" style:font-size-asian="10.5pt" style:font-name-complex="Liberation Mono" style:font-size-complex="12pt"/>
    </style:style>
    <style:style style:name="P16" style:family="paragraph" style:parent-style-name="Table_20_Contents">
      <style:paragraph-properties fo:text-align="start" style:justify-single-word="false"/>
      <style:text-properties style:font-name="Liberation Mono" fo:font-size="12pt" officeooo:rsid="001bf0db" officeooo:paragraph-rsid="001bf0db" style:font-name-asian="Nimbus Mono L" style:font-size-asian="10.5pt" style:font-name-complex="Liberation Mono" style:font-size-complex="12pt"/>
    </style:style>
    <style:style style:name="P17" style:family="paragraph" style:parent-style-name="Table_20_Contents">
      <style:paragraph-properties fo:text-align="start" style:justify-single-word="false"/>
      <style:text-properties style:font-name="Liberation Mono" fo:font-size="12pt" officeooo:rsid="00176741" officeooo:paragraph-rsid="00176741" style:font-name-asian="Nimbus Mono L" style:font-size-asian="12pt" style:font-name-complex="Liberation Mono" style:font-size-complex="12pt"/>
    </style:style>
    <style:style style:name="P18" style:family="paragraph" style:parent-style-name="Table_20_Contents">
      <style:paragraph-properties fo:text-align="start" style:justify-single-word="false"/>
      <style:text-properties style:font-name="Liberation Mono" fo:font-size="11pt" officeooo:rsid="0018a522" officeooo:paragraph-rsid="0018a522" style:font-name-asian="Nimbus Mono L" style:font-size-asian="11pt" style:font-name-complex="Liberation Mono" style:font-size-complex="11pt"/>
    </style:style>
    <style:style style:name="T1" style:family="text">
      <style:text-properties fo:font-weight="normal" style:font-weight-asian="normal" style:font-weight-complex="normal"/>
    </style:style>
    <style:style style:name="T2" style:family="text">
      <style:text-properties officeooo:rsid="0018a522"/>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KARMIM Yannis</text:p>
      <text:p text:style-name="P7">DE BODINAT Jean</text:p>
      <text:p text:style-name="P1"/>
      <text:p text:style-name="P1"/>
      <text:p text:style-name="P1">COMPTE RENDU MINIPROJET</text:p>
      <text:p text:style-name="P1"/>
      <text:p text:style-name="P2"/>
      <text:p text:style-name="P4">III. Comparaison des deux structures.</text:p>
      <text:p text:style-name="P4"/>
      <text:p text:style-name="P4"/>
      <text:p text:style-name="P4"/>
      <text:p text:style-name="P4"/>
      <text:p text:style-name="P4"/>
      <text:p text:style-name="P4">1.</text:p>
      <text:p text:style-name="P4"/>
      <text:p text:style-name="P9">Voici la moyenne de temps de calcul selon si on utilise une table de hachage ou non. Nous avons réalisé plusieurs essai et fait une moyenne des temps de calculs qui sont afficher ci dessous.</text:p>
      <text:p text:style-name="P9"/>
      <text:p text:style-name="P9">Conditions initiales: Nous lisons 100 lignes du fichier GdeBiblio.txt. </text:p>
      <text:p text:style-name="P11">Pour la table de hachage nous avons utilisé un tableau de taille 10</text:p>
      <text:p text:style-name="P9"/>
      <text:p text:style-name="P9"/>
      <table:table table:name="Tempsdecalcul" table:style-name="Tempsdecalcul">
        <table:table-column table:style-name="Tempsdecalcul.A" table:number-columns-repeated="3"/>
        <table:table-row>
          <table:table-cell table:style-name="Tempsdecalcul.A1" office:value-type="string">
            <text:p text:style-name="P17">F<text:span text:style-name="T2">ONCTIONS</text:span></text:p>
          </table:table-cell>
          <table:table-cell table:style-name="Tempsdecalcul.A1" office:value-type="string">
            <text:p text:style-name="P14">TABLE DE HACHAGE</text:p>
          </table:table-cell>
          <table:table-cell table:style-name="Tempsdecalcul.C1" office:value-type="string">
            <text:p text:style-name="P14">LISTE CHAINEES</text:p>
          </table:table-cell>
        </table:table-row>
        <table:table-row>
          <table:table-cell table:style-name="Tempsdecalcul.A2" office:value-type="string">
            <text:p text:style-name="P18">Recherche_ouv_num</text:p>
          </table:table-cell>
          <table:table-cell table:style-name="Tempsdecalcul.A2" office:value-type="string">
            <text:p text:style-name="P15">0,000025</text:p>
          </table:table-cell>
          <table:table-cell table:style-name="Tempsdecalcul.C2" office:value-type="string">
            <text:p text:style-name="P15">0,000020</text:p>
          </table:table-cell>
        </table:table-row>
        <table:table-row>
          <table:table-cell table:style-name="Tempsdecalcul.A2" office:value-type="string">
            <text:p text:style-name="P18">Recherche_ouv_auteur</text:p>
          </table:table-cell>
          <table:table-cell table:style-name="Tempsdecalcul.A2" office:value-type="string">
            <text:p text:style-name="P15">0,000028</text:p>
          </table:table-cell>
          <table:table-cell table:style-name="Tempsdecalcul.C2" office:value-type="string">
            <text:p text:style-name="P15">0,000027</text:p>
          </table:table-cell>
        </table:table-row>
        <table:table-row>
          <table:table-cell table:style-name="Tempsdecalcul.A2" office:value-type="string">
            <text:p text:style-name="P18">Insertion_Tab</text:p>
          </table:table-cell>
          <table:table-cell table:style-name="Tempsdecalcul.A2" office:value-type="string">
            <text:p text:style-name="P16">0.000003</text:p>
          </table:table-cell>
          <table:table-cell table:style-name="Tempsdecalcul.C2" office:value-type="string">
            <text:p text:style-name="P15">0,000005</text:p>
          </table:table-cell>
        </table:table-row>
        <table:table-row>
          <table:table-cell table:style-name="Tempsdecalcul.A2" office:value-type="string">
            <text:p text:style-name="P18">Afficher_Bibliotheque</text:p>
          </table:table-cell>
          <table:table-cell table:style-name="Tempsdecalcul.A2" office:value-type="string">
            <text:p text:style-name="P16">0.000171</text:p>
          </table:table-cell>
          <table:table-cell table:style-name="Tempsdecalcul.C2" office:value-type="string">
            <text:p text:style-name="P15">0,000077</text:p>
          </table:table-cell>
        </table:table-row>
        <table:table-row>
          <table:table-cell table:style-name="Tempsdecalcul.A2" office:value-type="string">
            <text:p text:style-name="P13"/>
          </table:table-cell>
          <table:table-cell table:style-name="Tempsdecalcul.A2" office:value-type="string">
            <text:p text:style-name="P13"/>
          </table:table-cell>
          <table:table-cell table:style-name="Tempsdecalcul.C2" office:value-type="string">
            <text:p text:style-name="P13"/>
          </table:table-cell>
        </table:table-row>
      </table:table>
      <text:p text:style-name="P8"/>
      <text:p text:style-name="P4"/>
      <text:p text:style-name="P5"><text:span text:style-name="T1">On remarque que pour les fonctions de recherche, le temps de calcul est assez proche quand le nombre de ligne à lire n'est pas élevé, cependant plus on cherche des livres «loin» dans la bibliothèque, la table de Hachage s'avère beaucoup plus efficace, car dans une liste chainée on doit parcourir toute la liste. </text:span></text:p>
      <text:p text:style-name="P5"/>
      <text:p text:style-name="P6"><text:span text:style-name="T1">Pour l'insertion, c'est sensiblement le même temps de calcul après plusieurs essais. <text:line-break/>Mais pour l'affichage de la bibliothèque on remarque qu'en utilisant une table de Hachage le temps est 2 fois plus long...</text:span></text:p>
      <text:p text:style-name="P10"><text:line-break/><text:line-break/>On peut dire que lorsqu'il n'y a pas trop de données, c'est plus pratique et moins couteux d'utiliser une simple liste chainée, mais ça devient beaucoup plus long quand il y a énormement d'élements dans notre liste chainée, et dans ce cas il vaut mieux utiliser une Table de Hachage.</text:p>
      <text:p text:style-name="P10"><text:soft-page-break/></text:p>
      <text:p text:style-name="P10"/>
      <text:p text:style-name="P10"/>
      <text:p text:style-name="P3">2.</text:p>
      <text:p text:style-name="P12">Plus on augmente la taille de la table de hachage plus on a l'impression que les temps de calculs diminuent…<text:line-break/></text:p>
      <text:p text:style-name="P12">Par exemple pour la fonction recherche_ouv_num on avait une table de hachage de taille 30 cette fois, et on a eu une moyenne de temps de calcul de <text:span text:style-name="T3">0,000017</text:span></text:p>
      <text:p text:style-name="P1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7T20:25:13.976862817</dc:date>
    <dc:creator>bakoubakou </dc:creator>
    <meta:editing-duration>PT35M56S</meta:editing-duration>
    <meta:editing-cycles>10</meta:editing-cycles>
    <meta:generator>LibreOffice/4.3.3.2$Linux_X86_64 LibreOffice_project/430m0$Build-2</meta:generator>
    <meta:document-statistic meta:table-count="1" meta:image-count="0" meta:object-count="0" meta:page-count="2" meta:paragraph-count="29" meta:word-count="276" meta:character-count="1664" meta:non-whitespace-character-count="1411"/>
  </office:meta>
</office:document-meta>
</file>